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84cm" fo:min-width="2.73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84cm" fo:min-width="3.397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84cm" fo:min-width="3.93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5cm" svg:height="1.7cm" svg:x="11.137cm" svg:y="1.3cm">
          <text:p text:style-name="P1">ログイン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163cm" svg:height="1.7cm" svg:x="10.837cm" svg:y="7.9cm">
          <text:p text:style-name="P1">メニュー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7cm" svg:height="1.7cm" svg:x="19.8cm" svg:y="11.9cm">
          <text:p text:style-name="P1">スケジュー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.7cm" svg:height="1.7cm" svg:x="1.4cm" svg:y="11.9cm">
          <text:p text:style-name="P1">介護記録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.7cm" svg:height="1.7cm" svg:x="10.6cm" svg:y="11.9cm">
          <text:p text:style-name="P1">バイタ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2.918cm" svg:y1="9.6cm" svg:x2="12.95cm" svg:y2="11.9cm" draw:start-shape="id1" draw:start-glue-point="2" draw:end-shape="id2" svg:d="M12918 9600l32 2300" svg:viewBox="0 0 33 2301">
          <text:p/>
        </draw:connector>
        <draw:custom-shape draw:style-name="gr2" draw:text-style-name="P1" xml:id="id5" draw:id="id5" draw:layer="layout" svg:width="4.163cm" svg:height="1.7cm" svg:x="10.837cm" svg:y="4.6cm">
          <text:p text:style-name="P1">利用者一覧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2.918cm" svg:y1="9.6cm" svg:x2="22.15cm" svg:y2="11.9cm" draw:start-shape="id1" draw:start-glue-point="2" draw:end-shape="id3" svg:d="M12918 9600c0 1726 9232 577 9232 2300" svg:viewBox="0 0 9233 2301">
          <text:p/>
        </draw:connector>
        <draw:connector draw:style-name="gr4" draw:text-style-name="P1" draw:layer="layout" draw:type="curve" svg:x1="12.918cm" svg:y1="9.6cm" svg:x2="3.75cm" svg:y2="11.9cm" draw:start-shape="id1" draw:start-glue-point="2" draw:end-shape="id4" draw:end-glue-point="0" svg:d="M12918 9600c0 1726-9168 577-9168 2300" svg:viewBox="0 0 9169 2301">
          <text:p/>
        </draw:connector>
        <draw:connector draw:style-name="gr4" draw:text-style-name="P1" draw:layer="layout" draw:type="line" svg:x1="12.918cm" svg:y1="6.3cm" svg:x2="12.918cm" svg:y2="7.9cm" draw:start-shape="id5" draw:start-glue-point="2" draw:end-shape="id1" draw:end-glue-point="0" svg:d="M12918 6300v1600" svg:viewBox="0 0 1 1601">
          <text:p/>
        </draw:connector>
        <draw:connector draw:style-name="gr4" draw:text-style-name="P1" draw:layer="layout" draw:type="line" svg:x1="12.887cm" svg:y1="3cm" svg:x2="12.918cm" svg:y2="4.6cm" draw:start-shape="id6" draw:start-glue-point="2" draw:end-shape="id5" draw:end-glue-point="0" svg:d="M12887 3000l31 1600" svg:viewBox="0 0 32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14:20:07.609773949</meta:creation-date>
    <dc:date>2015-02-09T14:30:59.291297942</dc:date>
    <meta:editing-duration>PT10M20S</meta:editing-duration>
    <meta:editing-cycles>21</meta:editing-cycles>
    <meta:generator>LibreOffice/4.3.3.2$Linux_X86_64 LibreOffice_project/430m0$Build-2</meta:generator>
    <meta:document-statistic meta:object-count="11"/>
  </office:meta>
</office:document-meta>
</file>